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sole Print Out::</text:p>
      <text:p text:style-name="Standard"/>
      <text:p text:style-name="Standard">EXHAUSTIVE SEARCH: </text:p>
      <text:p text:style-name="Standard">Years to Finish 17x17 dataset: </text:p>
      <text:p text:style-name="Standard">1127 </text:p>
      <text:p text:style-name="Standard">Shortest Path for Test 5x5 dataset: </text:p>
      <text:p text:style-name="Standard">(0, 1, 4, 3, 2) </text:p>
      <text:p text:style-name="Standard">Path Cost: </text:p>
      <text:p text:style-name="Standard">15 </text:p>
      <text:p text:style-name="Standard">Average Runtime(seconds): </text:p>
      <text:p text:style-name="Standard">9.48905944824e-05 </text:p>
      <text:p text:style-name="Standard"/>
      <text:p text:style-name="Standard">NEAREST NEIGHBOR: </text:p>
      <text:p text:style-name="Standard">Shortest Path: </text:p>
      <text:p text:style-name="Standard">[0, 12, 6, 3, 16, 7, 5, 13, 15, 2, 8, 14, 11, 10, 4, 9, 1, 0] </text:p>
      <text:p text:style-name="Standard">Path Cost: </text:p>
      <text:p text:style-name="Standard">4168 </text:p>
      <text:p text:style-name="Standard">Average Runtime(seconds): </text:p>
      <text:p text:style-name="Standard">9.91106033325e-05 </text:p>
      <text:p text:style-name="Standard"/>
      <text:p text:style-name="Standard">REPEATED NEAREST NEIGHBOR: </text:p>
      <text:p text:style-name="Standard">Shortest Path: </text:p>
      <text:p text:style-name="Standard">[15, 11, 8, 3, 0, 12, 6, 16, 7, 5, 13, 2, 14, 4, 10, 9, 1, 15] </text:p>
      <text:p text:style-name="Standard">Path Cost: </text:p>
      <text:p text:style-name="Standard">2414 </text:p>
      <text:p text:style-name="Standard">Average Runtime(seconds): </text:p>
      <text:p text:style-name="Standard">0.00178451538086 </text:p>
      <text:p text:style-name="Standard"/>
      <text:p text:style-name="Standard">CHEAPEST LINK: </text:p>
      <text:p text:style-name="Standard">Shortest Path: </text:p>
      <text:p text:style-name="Standard">(3, 12) </text:p>
      <text:p text:style-name="Standard">(6, 7) </text:p>
      <text:p text:style-name="Standard">(6, 16) </text:p>
      <text:p text:style-name="Standard">(5, 7) </text:p>
      <text:p text:style-name="Standard">(2, 14) </text:p>
      <text:p text:style-name="Standard">(12, 16) </text:p>
      <text:p text:style-name="Standard">(13, 14) </text:p>
      <text:p text:style-name="Standard">(4, 10) </text:p>
      <text:p text:style-name="Standard">(0, 3) </text:p>
      <text:p text:style-name="Standard">(8, 11) </text:p>
      <text:p text:style-name="Standard">(5, 13) </text:p>
      <text:p text:style-name="Standard">(2, 10) </text:p>
      <text:p text:style-name="Standard">(11, 15) </text:p>
      <text:p text:style-name="Standard">(4, 9) </text:p>
      <text:p text:style-name="Standard">(0, 15) </text:p>
      <text:p text:style-name="Standard">(1, 9) </text:p>
      <text:p text:style-name="Standard">(1, 8) </text:p>
      <text:p text:style-name="Standard">Path Cost: </text:p>
      <text:p text:style-name="Standard">2189 </text:p>
      <text:p text:style-name="Standard">Average Runtime(seconds): </text:p>
      <text:p text:style-name="Standard">0.00600922107697 </text:p>
      <text:p text:style-name="Standard"/>
      <text:p text:style-name="Standard"><text:soft-page-break/>Results:</text:p>
      <text:p text:style-name="Standard">It seems like Cheapest Link returns the fastest path in the graph, but also runs longer than repeated nearest neighbor. Nearest Neighbor doesn't seem to be the most optimal purely because one would be randomly choosing a node to start on, which will not always be the most efficient. Repeated Nearest Neighbor runs through every node as a starting node, thus it will yield better results with more time to run it. And then comes exhaustive search, which takes way too long, but it would give back the fastest way to traverse the graph, however it is way too long to wait because it is factorial time. Excluding Exhaustive Search, Cheapest Link took the longest to run, then Repeated Nearest Neighbor, and then Nearest Neighbor. But it can be seen that the more time an algorithm takes to run, the better the results will be. Cheapest Link came out with a cost of 2189, which is very very close to the actual value of 20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Zhu</meta:initial-creator>
    <meta:creation-date>2013-12-16T12:25:01</meta:creation-date>
    <dc:date>2013-12-16T13:19:37</dc:date>
    <dc:creator>Edward Zhu</dc:creator>
    <meta:editing-duration>PT36M36S</meta:editing-duration>
    <meta:editing-cycles>4</meta:editing-cycles>
    <meta:generator>LibreOffice/3.5$Linux_X86_64 LibreOffice_project/350m1$Build-2</meta:generator>
    <meta:document-statistic meta:table-count="0" meta:image-count="0" meta:object-count="0" meta:page-count="2" meta:paragraph-count="49" meta:word-count="295" meta:character-count="1655" meta:non-whitespace-character-count="1363"/>
  </office:meta>
</office:document-meta>
</file>